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725cm" fo:break-before="auto" style:use-optimal-row-height="true"/>
    </style:style>
    <style:style style:name="ro12" style:family="table-row">
      <style:table-row-properties style:row-height="0.584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9T14:44:02.33">
            <text:p>2019/11/9 14:4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2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21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37:42.45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9" office:value-type="string">
            <text:p>several locations</text:p>
          </table:table-cell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9T14:44:02.53">
            <text:p>2019/11/9 14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3)">
            <text:p>sn(41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6">
            <text:p>86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2">
            <text:p>2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0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1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0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1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2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39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09999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09999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/>
          <table:table-cell table:style-name="ce40" office:value-type="float" office:value="1">
            <text:p>1</text:p>
          </table:table-cell>
          <table:table-cell table:style-name="ce59" office:value-type="date" office:date-value="2019-11-09T14:43:52.83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/>
          <table:table-cell table:style-name="ce40" office:value-type="float" office:value="2">
            <text:p>2</text:p>
          </table:table-cell>
          <table:table-cell table:style-name="ce59" office:value-type="date" office:date-value="2019-11-09T14:43:52.83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59" office:value-type="date" office:date-value="2019-11-09T14:43:52.83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/>
          <table:table-cell table:style-name="ce40" office:value-type="float" office:value="3">
            <text:p>3</text:p>
          </table:table-cell>
          <table:table-cell table:style-name="ce59" office:value-type="date" office:date-value="2019-11-09T14:43:52.83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9T14:44:03.79">
            <text:p>2019/11/9 14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6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6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6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6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6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7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7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7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7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87.639cm" draw:caption-point-x="-1.353cm" draw:caption-point-y="2.55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95];6;2)" office:value-type="string" office:string-value="09">
            <text:p>09</text:p>
          </table:table-cell>
          <table:table-cell table:formula="of:=MID([.F49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95];[.I495];&quot;-&quot;;LEFT([.G49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7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3)">
            <text:p>sn(41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9T14:44:03.95">
            <text:p>2019/11/9 14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3cm" draw:caption-point-x="-1.353cm" draw:caption-point-y="2.35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45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9T14:44:04.16">
            <text:p>2019/11/9 14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03cm" draw:caption-point-x="-0.672cm" draw:caption-point-y="0.253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9T14:44:04.36">
            <text:p>2019/11/9 14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2.512cm" draw:caption-point-x="-1.353cm" draw:caption-point-y="2.35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12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3)">
            <text:p>sn(41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9T14:44:04.5">
            <text:p>2019/11/9 14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3cm" draw:caption-point-x="-1.353cm" draw:caption-point-y="2.35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9T14:44:04.67">
            <text:p>2019/11/9 14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5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5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2019/11/09</text:date>, <text:time>14:4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9T14:44:01.62</dc:date>
    <dc:creator>iwabuchi ken</dc:creator>
    <meta:editing-duration>P3DT19H5M30S</meta:editing-duration>
    <meta:editing-cycles>414</meta:editing-cycles>
    <meta:generator>OpenOffice/4.1.3$Win32 OpenOffice.org_project/413m1$Build-9783</meta:generator>
    <meta:document-statistic meta:table-count="8" meta:cell-count="7015" meta:object-count="0"/>
    <meta:user-defined meta:name="sheets-banding"/>
    <meta:user-defined meta:name="sheets-original-selection"/>
  </office:meta>
</office:document-meta>
</file>